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Фамилия">
            <text:p>Фамилия</text:p>
          </table:table-cell>
          <table:table-cell table:style-name="pd1" office:value-type="string" office:string-value="СНИЛС">
            <text:p>СНИЛС</text:p>
          </table:table-cell>
          <table:table-cell table:style-name="pd1" office:value-type="string" office:string-value="Город">
            <text:p>Город</text:p>
          </table:table-cell>
        </table:table-row>
        <table:table-row>
          <table:table-cell office:value-type="string" office:string-value="Иванов">
            <text:p>Иванов</text:p>
          </table:table-cell>
          <table:table-cell office:value-type="string" office:string-value="123-456-789 00">
            <text:p>123-456-789 00</text:p>
          </table:table-cell>
          <table:table-cell office:value-type="string" office:string-value="Москва">
            <text:p>Москва</text:p>
          </table:table-cell>
        </table:table-row>
        <table:table-row>
          <table:table-cell office:value-type="string" office:string-value="ПЕтров">
            <text:p>ПЕтров</text:p>
          </table:table-cell>
          <table:table-cell office:value-type="string" office:string-value="111-222-333 44">
            <text:p>111-222-333 44</text:p>
          </table:table-cell>
          <table:table-cell office:value-type="string" office:string-value="омск">
            <text:p>омск</text:p>
          </table:table-cell>
        </table:table-row>
        <table:table-row>
          <table:table-cell office:value-type="string" office:string-value="Сидоров">
            <text:p>Сидоров</text:p>
          </table:table-cell>
          <table:table-cell office:value-type="string" office:string-value="999-888-777 66">
            <text:p>999-888-777 66</text:p>
          </table:table-cell>
          <table:table-cell office:value-type="string" office:string-value="Москва">
            <text:p>Москва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